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261">
            <text:p>UL-2261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830.0">
            <text:p>1830.0</text:p>
          </table:table-cell>
          <table:table-cell office:value-type="float" office:value="110.0">
            <text:p>11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390">
            <text:p>GSC-5390</text:p>
          </table:table-cell>
          <table:table-cell office:value-type="float" office:value="48.13">
            <text:p>48.13</text:p>
          </table:table-cell>
          <table:table-cell office:value-type="float" office:value="-69.68">
            <text:p>-69.68</text:p>
          </table:table-cell>
          <table:table-cell office:value-type="float" office:value="6420.0">
            <text:p>6420.0</text:p>
          </table:table-cell>
          <table:table-cell office:value-type="float" office:value="90.0">
            <text:p>9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462">
            <text:p>UL-462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220.0">
            <text:p>122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238">
            <text:p>UL-2238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570.0">
            <text:p>157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8334">
            <text:p>BETA-18334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1160.0">
            <text:p>116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8333">
            <text:p>BETA-18333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1240.0">
            <text:p>124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217">
            <text:p>UL-2217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620.0">
            <text:p>162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324">
            <text:p>UL-324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2100.0">
            <text:p>210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1500">
            <text:p>GSC-1500</text:p>
          </table:table-cell>
          <table:table-cell office:value-type="float" office:value="48.13">
            <text:p>48.13</text:p>
          </table:table-cell>
          <table:table-cell office:value-type="float" office:value="-69.68">
            <text:p>-69.68</text:p>
          </table:table-cell>
          <table:table-cell office:value-type="float" office:value="10200.0">
            <text:p>10200.0</text:p>
          </table:table-cell>
          <table:table-cell office:value-type="float" office:value="75.0">
            <text:p>75.0</text:p>
          </table:table-cell>
          <table:table-cell office:value-type="string" office:value="balanus hameri">
            <text:p>balanus hameri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85.0">
            <text:p>85.0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697">
            <text:p>UL-697</text:p>
          </table:table-cell>
          <table:table-cell office:value-type="float" office:value="48.11">
            <text:p>48.11</text:p>
          </table:table-cell>
          <table:table-cell office:value-type="float" office:value="-69.72">
            <text:p>-69.72</text:p>
          </table:table-cell>
          <table:table-cell office:value-type="float" office:value="9210.0">
            <text:p>921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32">
            <text:p>UQ-1232</text:p>
          </table:table-cell>
          <table:table-cell office:value-type="float" office:value="49.32">
            <text:p>49.32</text:p>
          </table:table-cell>
          <table:table-cell office:value-type="float" office:value="-68.16">
            <text:p>-68.16</text:p>
          </table:table-cell>
          <table:table-cell office:value-type="float" office:value="10390.0">
            <text:p>1039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73.1">
            <text:p>73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839">
            <text:p>UL-839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370.0">
            <text:p>137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987">
            <text:p>UL-987</text:p>
          </table:table-cell>
          <table:table-cell office:value-type="float" office:value="48.23">
            <text:p>48.23</text:p>
          </table:table-cell>
          <table:table-cell office:value-type="float" office:value="-69.57">
            <text:p>-69.57</text:p>
          </table:table-cell>
          <table:table-cell office:value-type="float" office:value="6750.0">
            <text:p>6750.0</text:p>
          </table:table-cell>
          <table:table-cell office:value-type="float" office:value="112.0">
            <text:p>112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29">
            <text:p>UQ-1229</text:p>
          </table:table-cell>
          <table:table-cell office:value-type="float" office:value="49.29">
            <text:p>49.29</text:p>
          </table:table-cell>
          <table:table-cell office:value-type="float" office:value="-68.16">
            <text:p>-68.16</text:p>
          </table:table-cell>
          <table:table-cell office:value-type="float" office:value="9740.0">
            <text:p>9740.0</text:p>
          </table:table-cell>
          <table:table-cell office:value-type="float" office:value="112.0">
            <text:p>112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59.6">
            <text:p>59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31">
            <text:p>UQ-1231</text:p>
          </table:table-cell>
          <table:table-cell office:value-type="float" office:value="49.32">
            <text:p>49.32</text:p>
          </table:table-cell>
          <table:table-cell office:value-type="float" office:value="-68.16">
            <text:p>-68.16</text:p>
          </table:table-cell>
          <table:table-cell office:value-type="float" office:value="10240.0">
            <text:p>1024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33">
            <text:p>UQ-1233</text:p>
          </table:table-cell>
          <table:table-cell office:value-type="float" office:value="49.32">
            <text:p>49.32</text:p>
          </table:table-cell>
          <table:table-cell office:value-type="float" office:value="-68.16">
            <text:p>-68.16</text:p>
          </table:table-cell>
          <table:table-cell office:value-type="float" office:value="10740.0">
            <text:p>1074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34">
            <text:p>UQ-1234</text:p>
          </table:table-cell>
          <table:table-cell office:value-type="float" office:value="49.32">
            <text:p>49.32</text:p>
          </table:table-cell>
          <table:table-cell office:value-type="float" office:value="-68.16">
            <text:p>-68.16</text:p>
          </table:table-cell>
          <table:table-cell office:value-type="float" office:value="10590.0">
            <text:p>1059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1285">
            <text:p>BETA-11285</text:p>
          </table:table-cell>
          <table:table-cell office:value-type="float" office:value="48.23">
            <text:p>48.23</text:p>
          </table:table-cell>
          <table:table-cell office:value-type="float" office:value="-69.53">
            <text:p>-69.53</text:p>
          </table:table-cell>
          <table:table-cell office:value-type="float" office:value="5500.0">
            <text:p>5500.0</text:p>
          </table:table-cell>
          <table:table-cell office:value-type="float" office:value="100.0">
            <text:p>100.0</text:p>
          </table:table-cell>
          <table:table-cell office:value-type="string" office:value="charcoal; arch">
            <text:p>charcoal; ar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2">
            <text:p>16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0818">
            <text:p>BETA-10818</text:p>
          </table:table-cell>
          <table:table-cell office:value-type="float" office:value="48.23">
            <text:p>48.23</text:p>
          </table:table-cell>
          <table:table-cell office:value-type="float" office:value="-69.53">
            <text:p>-69.53</text:p>
          </table:table-cell>
          <table:table-cell office:value-type="float" office:value="8440.0">
            <text:p>8440.0</text:p>
          </table:table-cell>
          <table:table-cell office:value-type="float" office:value="120.0">
            <text:p>120.0</text:p>
          </table:table-cell>
          <table:table-cell office:value-type="string" office:value="marine algae">
            <text:p>marine alga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5.8">
            <text:p>3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0817">
            <text:p>BETA-10817</text:p>
          </table:table-cell>
          <table:table-cell office:value-type="float" office:value="48.23">
            <text:p>48.23</text:p>
          </table:table-cell>
          <table:table-cell office:value-type="float" office:value="-69.53">
            <text:p>-69.53</text:p>
          </table:table-cell>
          <table:table-cell office:value-type="float" office:value="8930.0">
            <text:p>8930.0</text:p>
          </table:table-cell>
          <table:table-cell office:value-type="float" office:value="100.0">
            <text:p>100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20.6">
            <text:p>2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945">
            <text:p>GSC-5945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9170.0">
            <text:p>9170.0</text:p>
          </table:table-cell>
          <table:table-cell office:value-type="float" office:value="55.0">
            <text:p>5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.2">
            <text:p>3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944">
            <text:p>GSC-5944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9200.0">
            <text:p>9200.0</text:p>
          </table:table-cell>
          <table:table-cell office:value-type="float" office:value="50.0">
            <text:p>50.0</text:p>
          </table:table-cell>
          <table:table-cell office:value-type="string" office:value="balanus hameri">
            <text:p>balanus hameri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.8">
            <text:p>6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476">
            <text:p>GSC-5476</text:p>
          </table:table-cell>
          <table:table-cell office:value-type="float" office:value="48.13">
            <text:p>48.13</text:p>
          </table:table-cell>
          <table:table-cell office:value-type="float" office:value="-69.68">
            <text:p>-69.68</text:p>
          </table:table-cell>
          <table:table-cell office:value-type="float" office:value="6830.0">
            <text:p>6830.0</text:p>
          </table:table-cell>
          <table:table-cell office:value-type="float" office:value="40.0">
            <text:p>40.0</text:p>
          </table:table-cell>
          <table:table-cell office:value-type="string" office:value="clinocardium ciliatum">
            <text:p>clinocardium ciliatum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I-5922">
            <text:p>I-5922</text:p>
          </table:table-cell>
          <table:table-cell office:value-type="float" office:value="48.19">
            <text:p>48.19</text:p>
          </table:table-cell>
          <table:table-cell office:value-type="float" office:value="-69.72">
            <text:p>-69.72</text:p>
          </table:table-cell>
          <table:table-cell office:value-type="float" office:value="10400.0">
            <text:p>10400.0</text:p>
          </table:table-cell>
          <table:table-cell office:value-type="float" office:value="150.0">
            <text:p>150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83.0">
            <text:p>83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131">
            <text:p>UL-2131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8120.0">
            <text:p>812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6">
            <text:p>8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715">
            <text:p>UL-715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270.0">
            <text:p>127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2">
            <text:p>5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90">
            <text:p>UL-2090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9470.0">
            <text:p>9470.0</text:p>
          </table:table-cell>
          <table:table-cell office:value-type="float" office:value="103.0">
            <text:p>103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313">
            <text:p>GSC-5313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950.0">
            <text:p>1950.0</text:p>
          </table:table-cell>
          <table:table-cell office:value-type="float" office:value="80.0">
            <text:p>80.0</text:p>
          </table:table-cell>
          <table:table-cell office:value-type="string" office:value="plant fragments (spartina alterniflora&gt;)">
            <text:p>plant fragments (spartina alterniflora&gt;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89">
            <text:p>UL-2089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8640.0">
            <text:p>8640.0</text:p>
          </table:table-cell>
          <table:table-cell office:value-type="float" office:value="130.0">
            <text:p>13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9.1">
            <text:p>9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6">
            <text:p>UL-2006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990.0">
            <text:p>199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2">
            <text:p>UL-2002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2170.0">
            <text:p>217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1">
            <text:p>UL-2001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570.0">
            <text:p>157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865">
            <text:p>UL-1865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6108">
            <text:p>BETA-36108</text:p>
          </table:table-cell>
          <table:table-cell office:value-type="float" office:value="48.07">
            <text:p>48.07</text:p>
          </table:table-cell>
          <table:table-cell office:value-type="float" office:value="-69.74">
            <text:p>-69.74</text:p>
          </table:table-cell>
          <table:table-cell office:value-type="float" office:value="6510.0">
            <text:p>65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912">
            <text:p>UL-1912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970.0">
            <text:p>197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6105">
            <text:p>BETA-36105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480.0">
            <text:p>148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7">
            <text:p>UL-2007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860.0">
            <text:p>186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6103">
            <text:p>BETA-36103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910.0">
            <text:p>191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28369">
            <text:p>BETA-28369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650.0">
            <text:p>165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">
            <text:p>4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28370">
            <text:p>BETA-28370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370.0">
            <text:p>137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76667">
            <text:p>BETA-76667</text:p>
          </table:table-cell>
          <table:table-cell office:value-type="float" office:value="49.25">
            <text:p>49.25</text:p>
          </table:table-cell>
          <table:table-cell office:value-type="float" office:value="-68.25">
            <text:p>-68.25</text:p>
          </table:table-cell>
          <table:table-cell office:value-type="float" office:value="7410.0">
            <text:p>741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889">
            <text:p>UL-1889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2740.0">
            <text:p>27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8283">
            <text:p>BETA-8283</text:p>
          </table:table-cell>
          <table:table-cell office:value-type="float" office:value="48.23">
            <text:p>48.23</text:p>
          </table:table-cell>
          <table:table-cell office:value-type="float" office:value="-69.53">
            <text:p>-69.53</text:p>
          </table:table-cell>
          <table:table-cell office:value-type="float" office:value="7100.0">
            <text:p>710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890">
            <text:p>UL-1890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830.0">
            <text:p>183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29059">
            <text:p>BETA-29059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640.0">
            <text:p>1640.0</text:p>
          </table:table-cell>
          <table:table-cell office:value-type="float" office:value="70.0">
            <text:p>7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28-3-a">
            <text:p>28-3-a</text:p>
          </table:table-cell>
          <table:table-cell office:value-type="float" office:value="48.67">
            <text:p>48.67</text:p>
          </table:table-cell>
          <table:table-cell office:value-type="float" office:value="-69.31">
            <text:p>-69.31</text:p>
          </table:table-cell>
          <table:table-cell office:value-type="float" office:value="10380.0">
            <text:p>10380.0</text:p>
          </table:table-cell>
          <table:table-cell office:value-type="float" office:value="40.0">
            <text:p>4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ietrichEtal2017,VacchiEtal2018">
            <text:p>DietrichEtal2017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732">
            <text:p>UL-1732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2340.0">
            <text:p>23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737">
            <text:p>UL-1737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910.0">
            <text:p>191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7629">
            <text:p>BETA-37629</text:p>
          </table:table-cell>
          <table:table-cell office:value-type="float" office:value="48.09">
            <text:p>48.09</text:p>
          </table:table-cell>
          <table:table-cell office:value-type="float" office:value="-69.71">
            <text:p>-69.71</text:p>
          </table:table-cell>
          <table:table-cell office:value-type="float" office:value="1310.0">
            <text:p>1310.0</text:p>
          </table:table-cell>
          <table:table-cell office:value-type="float" office:value="78.0">
            <text:p>78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6">
            <text:p>5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83">
            <text:p>UL-2083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8790.0">
            <text:p>8790.0</text:p>
          </table:table-cell>
          <table:table-cell office:value-type="float" office:value="130.0">
            <text:p>13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8.6">
            <text:p>8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84">
            <text:p>UL-2084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9260.0">
            <text:p>926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24660">
            <text:p>BETA-24660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1470.0">
            <text:p>147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730">
            <text:p>UL-1730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880.0">
            <text:p>188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619">
            <text:p>UL-1619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8180.0">
            <text:p>8180.0</text:p>
          </table:table-cell>
          <table:table-cell office:value-type="float" office:value="130.0">
            <text:p>13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7627">
            <text:p>BETA-37627</text:p>
          </table:table-cell>
          <table:table-cell office:value-type="float" office:value="48.11">
            <text:p>48.11</text:p>
          </table:table-cell>
          <table:table-cell office:value-type="float" office:value="-69.72">
            <text:p>-69.72</text:p>
          </table:table-cell>
          <table:table-cell office:value-type="float" office:value="9250.0">
            <text:p>9250.0</text:p>
          </table:table-cell>
          <table:table-cell office:value-type="float" office:value="110.0">
            <text:p>110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7628">
            <text:p>BETA-37628</text:p>
          </table:table-cell>
          <table:table-cell office:value-type="float" office:value="48.11">
            <text:p>48.11</text:p>
          </table:table-cell>
          <table:table-cell office:value-type="float" office:value="-69.72">
            <text:p>-69.72</text:p>
          </table:table-cell>
          <table:table-cell office:value-type="float" office:value="9180.0">
            <text:p>9180.0</text:p>
          </table:table-cell>
          <table:table-cell office:value-type="float" office:value="100.0">
            <text:p>100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TO-5150">
            <text:p>TO-5150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380.0">
            <text:p>138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">
            <text:p>5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44565">
            <text:p>BETA-44565</text:p>
          </table:table-cell>
          <table:table-cell office:value-type="float" office:value="48.09">
            <text:p>48.09</text:p>
          </table:table-cell>
          <table:table-cell office:value-type="float" office:value="-69.71">
            <text:p>-69.71</text:p>
          </table:table-cell>
          <table:table-cell office:value-type="float" office:value="950.0">
            <text:p>95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2">
            <text:p>5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8">
            <text:p>UL-2008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2360.0">
            <text:p>236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ionneEtal2004,VacchiEtal2018">
            <text:p>DionneEtal2004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